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684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684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684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684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684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684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684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684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684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684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684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684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684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684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684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684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684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Víctor Miguel Campos Carrizal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563356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ime Luis  Campos Marchà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69215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2.9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0"/>
    <meta:template xlink:type="simple" xlink:actuate="onRequest" xlink:title="Normal" xlink:href=""/>
  </office:meta>
</office:document-meta>
</file>